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47A7C6C36650A2177F.jpg" manifest:media-type="image/jpeg"/>
  <manifest:file-entry manifest:full-path="Pictures/1000000000000190000000DFDBB28A3DFDB5F4C3.jpg" manifest:media-type="image/jpeg"/>
  <manifest:file-entry manifest:full-path="Pictures/10000000000002BC000001A46811F97E618F79B5.jpg" manifest:media-type="image/jpeg"/>
  <manifest:file-entry manifest:full-path="Pictures/1000020100000280000001AB689849428376192F.png" manifest:media-type="image/png"/>
  <manifest:file-entry manifest:full-path="Pictures/10000000000001B8000001900E3B6E8318ED37F2.jpg" manifest:media-type="image/jpeg"/>
  <manifest:file-entry manifest:full-path="Pictures/100002010000011B000000E32CDD3FC96792277C.png" manifest:media-type="image/png"/>
  <manifest:file-entry manifest:full-path="Pictures/100000000000082B0000059AD45A9732F651D99F.jpg" manifest:media-type="image/jpeg"/>
  <manifest:file-entry manifest:full-path="Pictures/10000000000003D40000028D73E34258C08B7422.jpg" manifest:media-type="image/jpeg"/>
  <manifest:file-entry manifest:full-path="Pictures/10000000000001E0000001E05C02FDEFE8D3B611.jpg" manifest:media-type="image/jpeg"/>
  <manifest:file-entry manifest:full-path="Pictures/10000000000005DC0000046724E3940C7F595183.jpg" manifest:media-type="image/jpeg"/>
  <manifest:file-entry manifest:full-path="Pictures/1000000000000A200000079021AB012CB979C3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392cm" svg:height="6.27cm" svg:x="1.269cm" svg:y="13.148cm">
          <draw:image xlink:href="Pictures/1000020100000280000001AB689849428376192F.png" xlink:type="simple" xlink:show="embed" xlink:actuate="onLoad">
            <text:p/>
          </draw:image>
        </draw:frame>
        <draw:frame draw:style-name="gr1" draw:text-style-name="P1" draw:layer="layout" svg:width="6.772cm" svg:height="6.776cm" svg:x="8.209cm" svg:y="7.76cm">
          <draw:image xlink:href="Pictures/10000000000001E0000001E05C02FDEFE8D3B611.jpg" xlink:type="simple" xlink:show="embed" xlink:actuate="onLoad">
            <text:p/>
          </draw:image>
        </draw:frame>
        <draw:frame draw:style-name="gr1" draw:text-style-name="P1" draw:layer="layout" svg:width="9.932cm" svg:height="5.963cm" svg:x="17.491cm" svg:y="14.482cm">
          <draw:image xlink:href="Pictures/10000000000002BC000001A46811F97E618F79B5.jpg" xlink:type="simple" xlink:show="embed" xlink:actuate="onLoad">
            <text:p/>
          </draw:image>
        </draw:frame>
        <draw:frame draw:style-name="gr1" draw:text-style-name="P1" draw:layer="layout" svg:width="7.364cm" svg:height="5.536cm" svg:x="10.664cm" svg:y="14.536cm">
          <draw:image xlink:href="Pictures/10000000000005DC0000046724E3940C7F595183.jpg" xlink:type="simple" xlink:show="embed" xlink:actuate="onLoad">
            <text:p/>
          </draw:image>
        </draw:frame>
        <draw:frame draw:style-name="gr1" draw:text-style-name="P1" draw:layer="layout" svg:width="5.439cm" svg:height="4.948cm" draw:transform="skewX (0.000174532925199436) rotate (-0.0553269372882206) translate (1.544cm 3.811cm)">
          <draw:image xlink:href="Pictures/10000000000001B8000001900E3B6E8318ED37F2.jpg" xlink:type="simple" xlink:show="embed" xlink:actuate="onLoad">
            <text:p/>
          </draw:image>
        </draw:frame>
        <draw:frame draw:style-name="gr1" draw:text-style-name="P1" draw:layer="layout" svg:width="5.453cm" svg:height="4.376cm" svg:x="21.208cm" svg:y="10.105cm">
          <draw:image xlink:href="Pictures/100002010000011B000000E32CDD3FC96792277C.png" xlink:type="simple" xlink:show="embed" xlink:actuate="onLoad">
            <text:p/>
          </draw:image>
        </draw:frame>
        <draw:frame draw:style-name="gr1" draw:text-style-name="P1" draw:layer="layout" svg:width="7.035cm" svg:height="4.827cm" svg:x="20.313cm" svg:y="5.134cm">
          <draw:image xlink:href="Pictures/100000000000082B0000059AD45A9732F651D99F.jpg" xlink:type="simple" xlink:show="embed" xlink:actuate="onLoad">
            <text:p/>
          </draw:image>
        </draw:frame>
        <draw:frame draw:style-name="gr1" draw:text-style-name="P1" draw:layer="layout" svg:width="7.11cm" svg:height="4.739cm" svg:x="14.219cm" svg:y="10.505cm">
          <draw:image xlink:href="Pictures/10000000000003D40000028D73E34258C08B7422.jpg" xlink:type="simple" xlink:show="embed" xlink:actuate="onLoad">
            <text:p/>
          </draw:image>
        </draw:frame>
        <draw:frame draw:style-name="gr1" draw:text-style-name="P1" draw:layer="layout" svg:width="7.11cm" svg:height="5.314cm" svg:x="6.601cm" svg:y="3.811cm">
          <draw:image xlink:href="Pictures/1000000000000A200000079021AB012CB979C379.jpg" xlink:type="simple" xlink:show="embed" xlink:actuate="onLoad">
            <text:p/>
          </draw:image>
        </draw:frame>
        <draw:frame draw:style-name="gr1" draw:text-style-name="P1" draw:layer="layout" svg:width="8.997cm" svg:height="5.018cm" svg:x="-0.109cm" svg:y="8.13cm">
          <draw:image xlink:href="Pictures/1000000000000190000000DFDBB28A3DFDB5F4C3.jpg" xlink:type="simple" xlink:show="embed" xlink:actuate="onLoad">
            <text:p/>
          </draw:image>
        </draw:frame>
        <draw:frame draw:style-name="gr1" draw:text-style-name="P1" draw:layer="layout" svg:width="8.154cm" svg:height="5.336cm" svg:x="13.561cm" svg:y="5.134cm">
          <draw:image xlink:href="Pictures/10000000000001F400000147A7C6C36650A217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6:09:06.809823624</meta:creation-date>
    <dc:date>2017-08-02T16:20:22.660571578</dc:date>
    <meta:editing-duration>PT11M16S</meta:editing-duration>
    <meta:editing-cycles>2</meta:editing-cycles>
    <meta:generator>LibreOffice/5.3.3.2$Linux_X86_64 LibreOffice_project/30m0$Build-2</meta:generator>
    <meta:document-statistic meta:object-count="34"/>
  </office:meta>
</office:document-meta>
</file>